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65cm" fo:min-width="6.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65cm" fo:min-width="6.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="Triangle_20_unfilled" draw:marker-end-width="0.7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="Diamond" draw:marker-end-width="0.7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="Diamond_20_unfilled" draw:marker-end-width="0.7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Arial" fo:font-size="18pt" style:font-size-asian="18pt" style:font-size-complex="18pt"/>
    </style:style>
    <style:style style:name="P3" style:family="paragraph">
      <loext:graphic-properties draw:fill="none" draw:fill-color="#ffffff"/>
    </style:style>
    <style:style style:name="T1" style:family="text">
      <style:text-properties style:font-name="Arial" fo:font-size="18pt" style:font-name-asian="Liberation Mono" style:font-size-asian="18pt" style:font-name-complex="Liberation Mono" style:font-size-complex="18pt"/>
    </style:style>
    <style:style style:name="T2" style:family="text">
      <style:text-properties style:font-name="Arial" fo:font-size="14pt" style:font-name-asian="Liberation Mono" style:font-size-asian="14pt" style:font-name-complex="Liberation Mono" style:font-size-complex="14pt"/>
    </style:style>
    <style:style style:name="T3" style:family="text">
      <style:text-properties style:font-name="Arial" fo:font-size="18pt" style:font-size-asian="18pt" style:font-size-complex="18pt"/>
    </style:style>
    <style:style style:name="T4" style:family="text">
      <style:text-properties style:font-name="Aria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7cm" svg:height="3cm" svg:x="1cm" svg:y="1cm">
          <text:p text:style-name="P1"><text:span text:style-name="T1">SPATIAL_POINT</text:span></text:p>
          <text:p text:style-name="P1"><text:span text:style-name="T2">(base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6.9cm" svg:height="3cm" svg:x="13.1cm" svg:y="1cm">
          <text:p text:style-name="P1"><text:span text:style-name="T3">SPATIAL_MOVING</text:span><text:span text:style-name="T3"><text:line-break/></text:span><text:span text:style-name="T4">(extended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1cm" svg:y1="2.5cm" svg:x2="8cm" svg:y2="2.5cm" draw:start-shape="id1" draw:start-glue-point="3" draw:end-shape="id2" draw:end-glue-point="1" svg:d="M13100 2500h-5100" svg:viewBox="0 0 5101 1">
          <text:p/>
        </draw:connector>
        <draw:custom-shape draw:style-name="gr1" draw:text-style-name="P2" xml:id="id4" draw:id="id4" draw:layer="layout" svg:width="7cm" svg:height="3cm" svg:x="1cm" svg:y="6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6.9cm" svg:height="3cm" svg:x="13.1cm" svg:y="6cm">
          <text:p text:style-name="P1"><text:span text:style-name="T3">COMPONEN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1cm" svg:y1="7.5cm" svg:x2="8cm" svg:y2="7.5cm" draw:start-shape="id3" draw:start-glue-point="3" draw:end-shape="id4" draw:end-glue-point="1" svg:d="M13100 7500h-5100" svg:viewBox="0 0 5101 1">
          <text:p/>
        </draw:connector>
        <draw:custom-shape draw:style-name="gr1" draw:text-style-name="P2" xml:id="id6" draw:id="id6" draw:layer="layout" svg:width="7cm" svg:height="3cm" svg:x="1cm" svg:y="1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6.9cm" svg:height="3cm" svg:x="13.1cm" svg:y="11cm">
          <text:p text:style-name="P1"><text:span text:style-name="T3">COMPONEN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1cm" svg:y1="12.5cm" svg:x2="8cm" svg:y2="12.5cm" draw:start-shape="id5" draw:start-glue-point="3" draw:end-shape="id6" draw:end-glue-point="1" svg:d="M13100 12500h-5100" svg:viewBox="0 0 5101 1">
          <text:p/>
        </draw:connector>
        <draw:frame draw:style-name="gr6" draw:text-style-name="P3" draw:layer="layout" svg:width="3.842cm" svg:height="0.954cm" svg:x="8.8cm" svg:y="6cm">
          <draw:text-box>
            <text:p>aggregation</text:p>
          </draw:text-box>
        </draw:frame>
        <draw:frame draw:style-name="gr6" draw:text-style-name="P3" draw:layer="layout" svg:width="3.88cm" svg:height="0.954cm" svg:x="8.72cm" svg:y="11.1cm">
          <draw:text-box>
            <text:p>composition</text:p>
          </draw:text-box>
        </draw:frame>
        <draw:frame draw:style-name="gr6" draw:text-style-name="P3" draw:layer="layout" svg:width="3.597cm" svg:height="0.954cm" svg:x="8.803cm" svg:y="1cm">
          <draw:text-box>
            <text:p>inheritan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10-08T10:01:03.883813110</meta:creation-date>
    <dc:date>2017-10-08T10:24:02.494833299</dc:date>
    <dc:creator>Sergey Budaev</dc:creator>
    <meta:editing-duration>PT11M36S</meta:editing-duration>
    <meta:editing-cycles>8</meta:editing-cycles>
    <meta:generator>LibreOffice/5.3.5.2$Linux_X86_64 LibreOffice_project/50d9bf2b0a79cdb85a3814b592608037a682059d</meta:generator>
    <meta:document-statistic meta:object-count="12"/>
  </office:meta>
</office:document-meta>
</file>